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T1" style:family="text">
      <style:text-properties fo:background-color="#66ff66"/>
    </style:style>
    <style:style style:name="T2" style:family="text">
      <style:text-properties fo:color="#0000cc"/>
    </style:style>
    <style:style style:name="T3" style:family="text">
      <style:text-properties fo:color="#0000cc" fo:font-weight="bold" style:font-weight-asian="bold" style:font-weight-complex="bold"/>
    </style:style>
    <style:style style:name="T4" style:family="text">
      <style:text-properties fo:color="#000000"/>
    </style:style>
    <style:style style:name="T5" style:family="text">
      <style:text-properties fo:color="#000000" fo:background-color="#66ff66"/>
    </style:style>
    <style:style style:name="T6" style:family="text">
      <style:text-properties fo:color="#000000" fo:font-weight="bold" style:font-weight-asian="bold" style:font-weight-complex="bold"/>
    </style:style>
    <style:style style:name="T7" style:family="text">
      <style:text-properties fo:color="#c5000b"/>
    </style:style>
    <style:style style:name="T8" style:family="text">
      <style:text-properties fo:color="#c5000b" fo:font-weight="bold" style:font-weight-asian="bold" style:font-weight-complex="bol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IB: Ben Stephenson The Python Workbook A Brief Introduction with Exercises and Solutions</text:p>
      <text:p text:style-name="Standard"/>
      <text:p text:style-name="Standard"/>
      <text:p text:style-name="Standard">Part I Exercises </text:p>
      <text:p text:style-name="Standard"/>
      <text:p text:style-name="Standard">1 <text:span text:style-name="T3">Introduction to Programming Exercises</text:span>.................... 3 </text:p>
      <text:p text:style-name="Standard">Exercise 1: <text:span text:style-name="T1">Mailing Address</text:span> . . . . . . . . . . . . . . . . . . . . . . . . . . . . . 3 </text:p>
      <text:p text:style-name="Standard">Exercise 2: Hello . . . . . . . . . . . . . . . . . . . . . . . . . . . . . . . . . . . . . 3 </text:p>
      <text:p text:style-name="Standard">Exercise 3: <text:span text:style-name="T1">Area of a Room</text:span> . . . . . . . . . . . . . . . . . . . . . . . . . . . . . 4 </text:p>
      <text:p text:style-name="Standard">Exercise 4: Area of a Field . . . . . . . . . . . . . . . . . . . . . . . . . . . . . . 4 </text:p>
      <text:p text:style-name="Standard">Exercise 5: Bottle Deposits . . . . . . . . . . . . . . . . . . . . . . . . . . . . . . 4 </text:p>
      <text:p text:style-name="Standard">Exercise 6: Tax and Tip . . . . . . . . . . . . . . . . . . . . . . . . . . . . . . . . 4 </text:p>
      <text:p text:style-name="Standard">Exercise 7: <text:span text:style-name="T1">Sum of the First n Positive Integers</text:span> . . . . . . . . . . . . . . . . 5 </text:p>
      <text:p text:style-name="Standard">Exercise 8: <text:span text:style-name="T1">Widgets and Gizmos</text:span> . . . . . . . . . . . . . . . . . . . . . . . . . . 5 </text:p>
      <text:p text:style-name="Standard">Exercise 9: <text:span text:style-name="T1">Compound Interest</text:span>. . . . . . . . . . . . . . . . . . . . . . . . . . . . 5 </text:p>
      <text:p text:style-name="Standard">Exercise 10: Arithmetic. . . . . . . . . . . . . . . . . . . . . . . . . . . . . . . . . 5 </text:p>
      <text:p text:style-name="Standard">Exercise 11: Fuel Efficiency . . . . . . . . . . . . . . . . . . . . . . . . . . . . . 6 </text:p>
      <text:p text:style-name="Standard">Exercise 12: <text:span text:style-name="T1">Distance Between Two Points on Earth </text:span>. . . . . . . . . . . . 6 </text:p>
      <text:p text:style-name="Standard">Exercise 13: Making Change . . . . . . . . . . . . . . . . . . . . . . . . . . . . . 7 </text:p>
      <text:p text:style-name="Standard">Exercise 14: Height Units . . . . . . . . . . . . . . . . . . . . . . . . . . . . . . . 7 </text:p>
      <text:p text:style-name="Standard">Exercise 15: Distance Units . . . . . . . . . . . . . . . . . . . . . . . . . . . . . . 8 </text:p>
      <text:p text:style-name="Standard">Exercise 16: <text:span text:style-name="T1">Area and Volume</text:span>. . . . . . . . . . . . . . . . . . . . . . . . . . . . 8 </text:p>
      <text:p text:style-name="Standard">Exercise 17: Heat Capacity . . . . . . . . . . . . . . . . . . . . . . . . . . . . . . 8 </text:p>
      <text:p text:style-name="Standard">Exercise 18: <text:span text:style-name="T1">Volume of a Cylinder</text:span>. . . . . . . . . . . . . . . . . . . . . . . . . 9 </text:p>
      <text:p text:style-name="Standard">Exercise 19: <text:span text:style-name="T1">Free Fall</text:span> . . . . . . . . . . . . . . . . . . . . . . . . . . . . . . . . . . 9 </text:p>
      <text:p text:style-name="Standard">Exercise 20: Ideal Gas Law . . . . . . . . . . . . . . . . . . . . . . . . . . . . . . 9 </text:p>
      <text:p text:style-name="Standard">Exercise 21: Area of a Triangle . . . . . . . . . . . . . . . . . . . . . . . . . . . 10 </text:p>
      <text:p text:style-name="Standard">Exercise 22: Area of a Triangle (Again) . . . . . . . . . . . . . . . . . . . . . 10 </text:p>
      <text:p text:style-name="Standard">Exercise 23: Area of a Regular Polygon . . . . . . . . . . . . . . . . . . . . . 10 </text:p>
      <text:p text:style-name="Standard">Exercise 24: Units of Time . . . . . . . . . . . . . . . . . . . . . . . . . . . . . . 11 </text:p>
      <text:p text:style-name="Standard">Exercise 25: Units of Time (Again) . . . . . . . . . . . . . . . . . . . . . . . . 11 </text:p>
      <text:p text:style-name="Standard">Exercise 26: <text:span text:style-name="T1">Current Time</text:span>. . . . . . . . . . . . . . . . . . . . . . . . . . . . . . . 11 </text:p>
      <text:p text:style-name="Standard">Exercise 27: Body Mass Index. . . . . . . . . . . . . . . . . . . . . . . . . . . . 11</text:p>
      <text:p text:style-name="Standard">Exercise 28: Wind Chill . . . . . . . . . . . . . . . . . . . . . . . . . . . . . . . . 12 </text:p>
      <text:p text:style-name="Standard">Exercise 29: <text:span text:style-name="T1">Celsius to Fahrenheit and Kelvin</text:span> . . . . . . . . . . . . . . . . . 12 </text:p>
      <text:p text:style-name="Standard">Exercise 30: Units of Pressure . . . . . . . . . . . . . . . . . . . . . . . . . . . . 13 </text:p>
      <text:p text:style-name="Standard">Exercise 31: <text:span text:style-name="T1">Sum of the Digits in an Integer</text:span> . . . . . . . . . . . . . . . . . . 13 </text:p>
      <text:p text:style-name="Standard">Exercise 32: <text:span text:style-name="T1">Sort 3 Integers</text:span>. . . . . . . . . . . . . . . . . . . . . . . . . . . . . . 13 </text:p>
      <text:p text:style-name="Standard">Exercise 33: Day Old Bread . . . . . . . . . . . . . . . . . . . . . . . . . . . . . 13 </text:p>
      <text:p text:style-name="Standard"/>
      <text:p text:style-name="Standard">2 If <text:span text:style-name="T3">Statement Exercises</text:span>. . . . . . . . . . . . . . . . . . . . . . . . . . . . . . . . . 15 </text:p>
      <text:p text:style-name="Standard">Exercise 34: Even or Odd? . . . . . . . . . . . . . . . . . . . . . . . . . . . . . . 15 </text:p>
      <text:p text:style-name="Standard">Exercise 35: Dog Years . . . . . . . . . . . . . . . . . . . . . . . . . . . . . . . . 15 </text:p>
      <text:p text:style-name="Standard">Exercise 36: <text:span text:style-name="T1">Vowel or Consonant</text:span>. . . . . . . . . . . . . . . . . . . . . . . . . . 16 </text:p>
      <text:p text:style-name="Standard">Exercise 37: Name that Shape . . . . . . . . . . . . . . . . . . . . . . . . . . . . 16 </text:p>
      <text:p text:style-name="Standard">Exercise 38: <text:span text:style-name="T1">Month Name to Number of Days</text:span>. . . . . . . . . . . . . . . . . 16 </text:p>
      <text:p text:style-name="Standard">Exercise 39: Sound Levels . . . . . . . . . . . . . . . . . . . . . . . . . . . . . . 16 </text:p>
      <text:p text:style-name="Standard">Exercise 40: <text:span text:style-name="T1">Name that Triangle</text:span> . . . . . . . . . . . . . . . . . . . . . . . . . . 17 </text:p>
      <text:p text:style-name="Standard">Exercise 41: Note To Frequency . . . . . . . . . . . . . . . . . . . . . . . . . . 17 </text:p>
      <text:p text:style-name="Standard"><text:soft-page-break/>Exercise 42: Frequency To Note . . . . . . . . . . . . . . . . . . . . . . . . . . 18 </text:p>
      <text:p text:style-name="Standard">Exercise 43: Faces on Money . . . . . . . . . . . . . . . . . . . . . . . . . . . . 18 </text:p>
      <text:p text:style-name="Standard">Exercise 44: Date to Holiday Name . . . . . . . . . . . . . . . . . . . . . . . . 19 </text:p>
      <text:p text:style-name="Standard">Exercise 45: <text:span text:style-name="T1">What Color is that Square?</text:span> . . . . . . . . . . . . . . . . . . . . . 20 </text:p>
      <text:p text:style-name="Standard">Exercise 46: Season from Month and Day. . . . . . . . . . . . . . . . . . . . 20 </text:p>
      <text:p text:style-name="Standard">Exercise 47: Birth Date to Astrological Sign . . . . . . . . . . . . . . . . . . 21 </text:p>
      <text:p text:style-name="Standard">Exercise 48: Chinese Zodiac . . . . . . . . . . . . . . . . . . . . . . . . . . . . . 21 </text:p>
      <text:p text:style-name="Standard">Exercise 49: Richter Scale . . . . . . . . . . . . . . . . . . . . . . . . . . . . . . . 22 </text:p>
      <text:p text:style-name="Standard">Exercise 50: <text:span text:style-name="T1">Roots of a Quadratic Function</text:span> . . . . . . . . . . . . . . . . . . . 23 </text:p>
      <text:p text:style-name="Standard">Exercise 51: Letter Grade to Grade Points . . . . . . . . . . . . . . . . . . . . 23 </text:p>
      <text:p text:style-name="Standard">Exercise 52: Grade Points to Letter Grade . . . . . . . . . . . . . . . . . . . . 24 </text:p>
      <text:p text:style-name="Standard">Exercise 53: Assessing Employees . . . . . . . . . . . . . . . . . . . . . . . . . 24 </text:p>
      <text:p text:style-name="Standard">Exercise 54: <text:span text:style-name="T1">Wavelengths of Visible Light</text:span> . . . . . . . . . . . . . . . . . . . 24 </text:p>
      <text:p text:style-name="Standard">Exercise 55: Frequency to Name . . . . . . . . . . . . . . . . . . . . . . . . . . 25 </text:p>
      <text:p text:style-name="Standard">Exercise 56: <text:span text:style-name="T1">Cell Phone Bill </text:span>. . . . . . . . . . . . . . . . . . . . . . . . . . . . . 25 </text:p>
      <text:p text:style-name="Standard">Exercise 57: Is it a Leap Year? . . . . . . . . . . . . . . . . . . . . . . . . . . . 26 </text:p>
      <text:p text:style-name="Standard">Exercise 58: Next Day . . . . . . . . . . . . . . . . . . . . . . . . . . . . . . . . . 26 </text:p>
      <text:p text:style-name="Standard">Exercise 59: Is a License Plate Valid?. . . . . . . . . . . . . . . . . . . . . . . 26 </text:p>
      <text:p text:style-name="Standard">Exercise 60: Roulette Payouts . . . . . . . . . . . . . . . . . . . . . . . . . . . . 27 </text:p>
      <text:p text:style-name="Standard"/>
      <text:p text:style-name="Standard">3 <text:span text:style-name="T3">Loop Exercises</text:span> . . . . . . . . . . . . . . . . . . . . . . . . . . . . . . . . . . . . . . 29 </text:p>
      <text:p text:style-name="Standard">Exercise 61: <text:span text:style-name="T1">Average</text:span> . . . . . . . . . . . . . . . . . . . . . . . . . . . . . . . . . . 29 </text:p>
      <text:p text:style-name="Standard">Exercise 62: Discount Table . . . . . . . . . . . . . . . . . . . . . . . . . . . . . 29 </text:p>
      <text:p text:style-name="Standard">Exercise 63: <text:span text:style-name="T5">Temperature Conversion Table </text:span>. . . . . . . . . . . . . . . . . . 30 </text:p>
      <text:p text:style-name="Standard">Exercise 64: No More Pennies . . . . . . . . . . . . . . . . . . . . . . . . . . . . 30 </text:p>
      <text:p text:style-name="Standard">Exercise 65: <text:span text:style-name="T1">Compute the Perimeter of a Polygon</text:span> . . . . . . . . . . . . . . 30 </text:p>
      <text:p text:style-name="Standard">Exercise 66: Compute a Grade Point Average . . . . . . . . . . . . . . . . . 31 </text:p>
      <text:p text:style-name="Standard">Exercise 67: Admission Price. . . . . . . . . . . . . . . . . . . . . . . . . . . . . 31 </text:p>
      <text:p text:style-name="Standard">Exercise 68: Parity Bits. . . . . . . . . . . . . . . . . . . . . . . . . . . . . . . . . 32 </text:p>
      <text:p text:style-name="Standard">Exercise 69: <text:span text:style-name="T1">Approximate</text:span>  . . . . . . . . . . . . . . . . . . . . . . . . . . . . . 32 </text:p>
      <text:p text:style-name="Standard">Exercise 70: Caesar Cipher . . . . . . . . . . . . . . . . . . . . . . . . . . . . . . 32 </text:p>
      <text:p text:style-name="Standard">Exercise 71: Square Root . . . . . . . . . . . . . . . . . . . . . . . . . . . . . . . 33 </text:p>
      <text:p text:style-name="Standard">Exercise 72: <text:span text:style-name="T1">Is a String a Palindrome?</text:span> . . . . . . . . . . . . . . . . . . . . . . 33 </text:p>
      <text:p text:style-name="Standard">Exercise 73: Multiple Word Palindromes. . . . . . . . . . . . . . . . . . . . . 34 </text:p>
      <text:p text:style-name="Standard">Exercise 74: Multiplication Table . . . . . . . . . . . . . . . . . . . . . . . . . . 34 </text:p>
      <text:p text:style-name="Standard">Exercise 75: <text:span text:style-name="T1">Greatest Common Divisor</text:span>. . . . . . . . . . . . . . . . . . . . . . 35 </text:p>
      <text:p text:style-name="Standard">Exercise 76: <text:span text:style-name="T1">Prime Factors</text:span> . . . . . . . . . . . . . . . . . . . . . . . . . . . . . . 35 </text:p>
      <text:p text:style-name="Standard">Exercise 77: <text:span text:style-name="T1">Binary to Decimal </text:span>. . . . . . . . . . . . . . . . . . . . . . . . . . . 36 </text:p>
      <text:p text:style-name="Standard">Exercise 78: Decimal to Binary . . . . . . . . . . . . . . . . . . . . . . . . . . . 36 </text:p>
      <text:p text:style-name="Standard">Exercise 79: Maximum Integer . . . . . . . . . . . . . . . . . . . . . . . . . . . 36 </text:p>
      <text:p text:style-name="Standard">Exercise 80: Coin Flip Simulation . . . . . . . . . . . . . . . . . . . . . . . . . 37 </text:p>
      <text:p text:style-name="Standard"/>
      <text:p text:style-name="Standard">4 <text:span text:style-name="T6">Function Exercises</text:span> . . . . . . . . . . . . . . . . . . . . . . . . . . . . . . . . . . . 39 </text:p>
      <text:p text:style-name="Standard">Exercise 81: <text:span text:style-name="T1">Compute the Hypotenuse</text:span> . . . . . . . . . . . . . . . . . . . . . . 39 </text:p>
      <text:p text:style-name="Standard">Exercise 82: Taxi Fare . . . . . . . . . . . . . . . . . . . . . . . . . . . . . . . . . 39 </text:p>
      <text:p text:style-name="Standard">Exercise 83: Shipping Calculator . . . . . . . . . . . . . . . . . . . . . . . . . . 40 </text:p>
      <text:p text:style-name="Standard">Exercise 84: <text:span text:style-name="T1">Median of Three Values</text:span> . . . . . . . . . . . . . . . . . . . . . . . 40 </text:p>
      <text:p text:style-name="Standard">Exercise 85: <text:span text:style-name="T1">Convert an Integer to its Ordinal Number </text:span>. . . . . . . . . . . 40 </text:p>
      <text:p text:style-name="Standard">Exercise 86: The Twelve Days of Christmas . . . . . . . . . . . . . . . . . . 41 </text:p>
      <text:p text:style-name="Standard"><text:soft-page-break/>Exercise 87: Center a String in the Terminal . . . . . . . . . . . . . . . . . . 41 </text:p>
      <text:p text:style-name="Standard">Exercise 88: Is it a Valid Triangle? . . . . . . . . . . . . . . . . . . . . . . . . 42 </text:p>
      <text:p text:style-name="Standard">Exercise 89: Capitalize It . . . . . . . . . . . . . . . . . . . . . . . . . . . . . . . 42 </text:p>
      <text:p text:style-name="Standard">Exercise 90: Does a String Represent an Integer? . . . . . . . . . . . . . . . 42 </text:p>
      <text:p text:style-name="Standard">Exercise 91: Operator Precedence. . . . . . . . . . . . . . . . . . . . . . . . . . 43 </text:p>
      <text:p text:style-name="Standard">Exercise 92: <text:span text:style-name="T1">Is a Number Prime? </text:span>. . . . . . . . . . . . . . . . . . . . . . . . . . 43 </text:p>
      <text:p text:style-name="Standard">Exercise 93: Next Prime . . . . . . . . . . . . . . . . . . . . . . . . . . . . . . . . 43 </text:p>
      <text:p text:style-name="Standard">Exercise 94: <text:span text:style-name="T1">Random Password</text:span> . . . . . . . . . . . . . . . . . . . . . . . . . . . 44 </text:p>
      <text:p text:style-name="Standard">Exercise 95: Random License Plate . . . . . . . . . . . . . . . . . . . . . . . . 44 </text:p>
      <text:p text:style-name="Standard">Exercise 96: <text:span text:style-name="T1">Check a Password</text:span> . . . . . . . . . . . . . . . . . . . . . . . . . . . 44 </text:p>
      <text:p text:style-name="Standard">Exercise 97: Random Good Password. . . . . . . . . . . . . . . . . . . . . . . 45 </text:p>
      <text:p text:style-name="Standard">Exercise 98: Hexadecimal and Decimal Digits . . . . . . . . . . . . . . . . . 45 </text:p>
      <text:p text:style-name="Standard">Exercise 99: <text:span text:style-name="T1">Arbitrary Base Conversions</text:span>. . . . . . . . . . . . . . . . . . . . . 45 </text:p>
      <text:p text:style-name="Standard">Exercise 100: Days in a Month . . . . . . . . . . . . . . . . . . . . . . . . . . . 46 </text:p>
      <text:p text:style-name="Standard">Exercise 101: Reduce a Fraction to Lowest Terms . . . . . . . . . . . . . . 46 </text:p>
      <text:p text:style-name="Standard">Exercise 102: Reduce Measures . . . . . . . . . . . . . . . . . . . . . . . . . . . 46 </text:p>
      <text:p text:style-name="Standard">Exercise 103: Magic Dates . . . . . . . . . . . . . . . . . . . . . . . . . . . . . . 47 </text:p>
      <text:p text:style-name="Standard"/>
      <text:p text:style-name="Standard">5 <text:span text:style-name="T3">List Exercises</text:span> . . . . . . . . . . . . . . . . . . . . . . . . . . . . . . . . . . . . . . . 49 </text:p>
      <text:p text:style-name="Standard">Exercise 104: <text:span text:style-name="T1">Sorted Order</text:span> . . . . . . . . . . . . . . . . . . . . . . . . . . . . . . 49 </text:p>
      <text:p text:style-name="Standard">Exercise 105: Reverse Order . . . . . . . . . . . . . . . . . . . . . . . . . . . . . 49 </text:p>
      <text:p text:style-name="Standard">Exercise 106: <text:span text:style-name="T1">Remove Outliers </text:span>. . . . . . . . . . . . . . . . . . . . . . . . . . . 50 </text:p>
      <text:p text:style-name="Standard">Exercise 107: <text:span text:style-name="T1">Avoiding Duplicates </text:span>. . . . . . . . . . . . . . . . . . . . . . . . . 50 </text:p>
      <text:p text:style-name="Standard">Exercise 108: Negatives, Zeros and Positives. . . . . . . . . . . . . . . . . . 50 </text:p>
      <text:p text:style-name="Standard">Exercise 109: List of Proper Divisors . . . . . . . . . . . . . . . . . . . . . . . 51 </text:p>
      <text:p text:style-name="Standard">Exercise 110: <text:span text:style-name="T1">Perfect Numbers</text:span> . . . . . . . . . . . . . . . . . . . . . . . . . . . 51 </text:p>
      <text:p text:style-name="Standard">Exercise 111: Only the Words . . . . . . . . . . . . . . . . . . . . . . . . . . . . 51 </text:p>
      <text:p text:style-name="Standard">Exercise 112: Below and Above Average . . . . . . . . . . . . . . . . . . . . 52 </text:p>
      <text:p text:style-name="Standard">Exercise 113: Formatting a List . . . . . . . . . . . . . . . . . . . . . . . . . . . 52 </text:p>
      <text:p text:style-name="Standard">Exercise 114: <text:span text:style-name="T1">Random Lottery Numbers </text:span>. . . . . . . . . . . . . . . . . . . . . 52 </text:p>
      <text:p text:style-name="Standard">Exercise 115: Pig Latin. . . . . . . . . . . . . . . . . . . . . . . . . . . . . . . . . 53 </text:p>
      <text:p text:style-name="Standard">Exercise 116: Pig Latin Improved . . . . . . . . . . . . . . . . . . . . . . . . . 53 </text:p>
      <text:p text:style-name="Standard">Exercise 117: <text:span text:style-name="T1">Line of Best Fit</text:span> . . . . . . . . . . . . . . . . . . . . . . . . . . . . 53 </text:p>
      <text:p text:style-name="Standard">Exercise 118: Shuffling a Deck of Cards. . . . . . . . . . . . . . . . . . . . . 54 </text:p>
      <text:p text:style-name="Standard">Exercise 119: Dealing Hands of Cards . . . . . . . . . . . . . . . . . . . . . . 55 </text:p>
      <text:p text:style-name="Standard">Exercise 120: Is a List already in Sorted Order?. . . . . . . . . . . . . . . . 55 </text:p>
      <text:p text:style-name="Standard">Exercise 121: <text:span text:style-name="T1">Count the Elements</text:span> . . . . . . . . . . . . . . . . . . . . . . . . . 56 </text:p>
      <text:p text:style-name="Standard">Exercise 122: Tokenizing a String . . . . . . . . . . . . . . . . . . . . . . . . . 56 </text:p>
      <text:p text:style-name="Standard">Exercise 123: <text:span text:style-name="T1">Infix to Postfix</text:span>. . . . . . . . . . . . . . . . . . . . . . . . . . . . . 57 </text:p>
      <text:p text:style-name="Standard">Exercise 124: Evaluate Postfix . . . . . . . . . . . . . . . . . . . . . . . . . . . . 58 </text:p>
      <text:p text:style-name="Standard">Exercise 125: <text:span text:style-name="T1">Does a List contain a Sublist?</text:span> . . . . . . . . . . . . . . . . . . 58 </text:p>
      <text:p text:style-name="Standard">Exercise 126: <text:span text:style-name="T1">Generate All Sublists of a List</text:span> . . . . . . . . . . . . . . . . . . 59 </text:p>
      <text:p text:style-name="Standard">Exercise 127: The Sieve of Eratosthenes . . . . . . . . . . . . . . . . . . . . . 59 </text:p>
      <text:p text:style-name="Standard"/>
      <text:p text:style-name="Standard">6 <text:span text:style-name="T3">Dictionary Exercises</text:span> . . . . . . . . . . . . . . . . . . . . . . . . . . . . . . . . . . 61 </text:p>
      <text:p text:style-name="Standard">Exercise 128: Reverse Lookup . . . . . . . . . . . . . . . . . . . . . . . . . . . . 61 </text:p>
      <text:p text:style-name="Standard">Exercise 129: <text:span text:style-name="T1">Two Dice Simulation</text:span> . . . . . . . . . . . . . . . . . . . . . . . . 62 </text:p>
      <text:p text:style-name="Standard">Exercise 130: <text:span text:style-name="T1">Text Messaging</text:span> . . . . . . . . . . . . . . . . . . . . . . . . . . . . 62 </text:p>
      <text:p text:style-name="Standard">Exercise 131: Morse Code. . . . . . . . . . . . . . . . . . . . . . . . . . . . . . . 63 </text:p>
      <text:p text:style-name="Standard"><text:soft-page-break/>Exercise 132: Postal Codes . . . . . . . . . . . . . . . . . . . . . . . . . . . . . . 64 </text:p>
      <text:p text:style-name="Standard">Exercise 133: <text:span text:style-name="T1">Write Out Numbers in English</text:span>. . . . . . . . . . . . . . . . . . 65 </text:p>
      <text:p text:style-name="Standard">Exercise 134: Unique Characters . . . . . . . . . . . . . . . . . . . . . . . . . . 65 </text:p>
      <text:p text:style-name="Standard">Exercise 135: <text:span text:style-name="T1">Anagrams</text:span> . . . . . . . . . . . . . . . . . . . . . . . . . . . . . . . . 65 </text:p>
      <text:p text:style-name="Standard">Exercise 136: Anagrams Again . . . . . . . . . . . . . . . . . . . . . . . . . . . 65 </text:p>
      <text:p text:style-name="Standard">Exercise 137: Scrabble™ Score . . . . . . . . . . . . . . . . . . . . . . . . . . . 66 </text:p>
      <text:p text:style-name="Standard">Exercise 138: <text:span text:style-name="T1">Create a Bingo Card </text:span>. . . . . . . . . . . . . . . . . . . . . . . . . 66 </text:p>
      <text:p text:style-name="Standard">Exercise 139: <text:span text:style-name="T1">Checking for a Winning Card</text:span> . . . . . . . . . . . . . . . . . . 67 </text:p>
      <text:p text:style-name="Standard">Exercise 140: <text:span text:style-name="T1">Play Bingo</text:span> . . . . . . . . . . . . . . . . . . . . . . . . . . . . . . . 67 </text:p>
      <text:p text:style-name="Standard"/>
      <text:p text:style-name="Standard">7 <text:span text:style-name="T3">File and Exception Exercises</text:span> . . . . . . . . . . . . . . . . . . . . . . . . . . . . 69 </text:p>
      <text:p text:style-name="Standard">Exercise 141: <text:span text:style-name="T1">Display the Head of a File</text:span> . . . . . . . . . . . . . . . . . . . . 69 </text:p>
      <text:p text:style-name="Standard">Exercise 142: Display the Tail of a File . . . . . . . . . . . . . . . . . . . . . 70 </text:p>
      <text:p text:style-name="Standard">Exercise 143: <text:span text:style-name="T5">Concatenate Multiple Files </text:span>. . . . . . . . . . . . . . . . . . . . 70 </text:p>
      <text:p text:style-name="Standard">Exercise 144: <text:span text:style-name="T1">Number the Lines in a File</text:span> . . . . . . . . . . . . . . . . . . . . 70 </text:p>
      <text:p text:style-name="Standard">Exercise 145: Find the Longest Word in a File . . . . . . . . . . . . . . . . 71 </text:p>
      <text:p text:style-name="Standard">Exercise 146: <text:span text:style-name="T1">Letter Frequencies </text:span>. . . . . . . . . . . . . . . . . . . . . . . . . . 71 </text:p>
      <text:p text:style-name="Standard">Exercise 147: Words that Occur Most. . . . . . . . . . . . . . . . . . . . . . . 71 xii</text:p>
      <text:p text:style-name="Standard">Exercise 148: <text:span text:style-name="T1">Sum a List of Numbers</text:span>. . . . . . . . . . . . . . . . . . . . . . . 72 </text:p>
      <text:p text:style-name="Standard">Exercise 149: Both Letter Grades and Grade Points . . . . . . . . . . . . . 72 </text:p>
      <text:p text:style-name="Standard">Exercise 150: Remove Comments . . . . . . . . . . . . . . . . . . . . . . . . . 72 </text:p>
      <text:p text:style-name="Standard">Exercise 151: Two Word Random Password . . . . . . . . . . . . . . . . . . 73 </text:p>
      <text:p text:style-name="Standard">Exercise 152: What’s that Element Again? . . . . . . . . . . . . . . . . . . . 73 </text:p>
      <text:p text:style-name="Standard">Exercise 153: A Book with No “e” .... . . . . . . . . . . . . . . . . . . . . . . 73 </text:p>
      <text:p text:style-name="Standard">Exercise 154: Names that Reached Number One . . . . . . . . . . . . . . . 74 </text:p>
      <text:p text:style-name="Standard">Exercise 155: Gender Neutral Names . . . . . . . . . . . . . . . . . . . . . . . 74 </text:p>
      <text:p text:style-name="Standard">Exercise 156: <text:span text:style-name="T1">Most Births in a given Time Period</text:span> . . . . . . . . . . . . . . 74 </text:p>
      <text:p text:style-name="Standard">Exercise 157: Distinct Names . . . . . . . . . . . . . . . . . . . . . . . . . . . . 74 </text:p>
      <text:p text:style-name="Standard">Exercise 158: Spell Checker . . . . . . . . . . . . . . . . . . . . . . . . . . . . . 75 </text:p>
      <text:p text:style-name="Standard">Exercise 159: <text:span text:style-name="T1">Repeated Words</text:span>. . . . . . . . . . . . . . . . . . . . . . . . . . . . 75 </text:p>
      <text:p text:style-name="Standard">Exercise 160: Redacting Text in a File . . . . . . . . . . . . . . . . . . . . . . 76 </text:p>
      <text:p text:style-name="Standard">Exercise 161: Missing Comments. . . . . . . . . . . . . . . . . . . . . . . . . . 76 </text:p>
      <text:p text:style-name="Standard">Exercise 162: Consistent Line Lengths . . . . . . . . . . . . . . . . . . . . . . 77 </text:p>
      <text:p text:style-name="Standard">Exercise 163: Words with Six Vowels in Order . . . . . . . . . . . . . . . . 78 </text:p>
      <text:p text:style-name="Standard"/>
      <text:p text:style-name="Standard">8 <text:span text:style-name="T3">Recursion Exercises</text:span> . . . . . . . . . . . . . . . . . . . . . . . . . . . . . . . . . . 79 </text:p>
      <text:p text:style-name="Standard">Exercise 164: Total the Values. . . . . . . . . . . . . . . . . . . . . . . . . . . . 79 </text:p>
      <text:p text:style-name="Standard">Exercise 165: <text:span text:style-name="T1">Greatest Common Divisor </text:span>. . . . . . . . . . . . . . . . . . . . . 80 </text:p>
      <text:p text:style-name="Standard">Exercise 166: Recursive Decimal to Binary . . . . . . . . . . . . . . . . . . . 80 </text:p>
      <text:p text:style-name="Standard">Exercise 167: <text:span text:style-name="T1">Recursive Palindrome</text:span> . . . . . . . . . . . . . . . . . . . . . . . . 80 </text:p>
      <text:p text:style-name="Standard">Exercise 168: <text:span text:style-name="T1">Recursive Square Root </text:span>. . . . . . . . . . . . . . . . . . . . . . . 81 </text:p>
      <text:p text:style-name="Standard">Exercise 169: String Edit Distance . . . . . . . . . . . . . . . . . . . . . . . . . 81 </text:p>
      <text:p text:style-name="Standard">Exercise 170: Possible Change. . . . . . . . . . . . . . . . . . . . . . . . . . . . 82 </text:p>
      <text:p text:style-name="Standard">Exercise 171: Spelling with Element Symbols . . . . . . . . . . . . . . . . . 82 </text:p>
      <text:p text:style-name="Standard">Exercise 172: Element Sequences. . . . . . . . . . . . . . . . . . . . . . . . . . 83 </text:p>
      <text:p text:style-name="Standard">Exercise 173: Run-Length Decoding. . . . . . . . . . . . . . . . . . . . . . . . 83 </text:p>
      <text:p text:style-name="Standard">Exercise 174: Run-Length Encoding . . . . . . . . . . . . . . . . . . . . . . . . 84 </text:p>
      <text:p text:style-name="Standard"/>
      <text:p text:style-name="Standard">Part II Solutions 9 Introduction to Programming Solutions. . . . . . . . . . . . . . . . . . . . 87 Solution to <text:soft-page-break/>Exercise 1: Mailing Address . . . . . . . . . . . . . . . . . . . . . 87 Solution to Exercise 3: Area of a Room . . . . . . . . . . . . . . . . . . . . . 87 Solution to Exercise 4: Area of a Field . . . . . . . . . . . . . . . . . . . . . . 88 Solution to Exercise 5: Bottle Deposits . . . . . . . . . . . . . . . . . . . . . . 88 Solution to Exercise 6: Tax and Tip . . . . . . . . . . . . . . . . . . . . . . . . 89 Solution to Exercise 7: Sum of the First n Positive Integers. . . . . . . . 89 Solution to Exercise 10: Arithmetic . . . . . . . . . . . . . . . . . . . . . . . . 90 Solution to Exercise 13: Making Change. . . . . . . . . . . . . . . . . . . . . 90 C</text:p>
      <text:p text:style-name="Standard"/>
      <text:p text:style-name="Standard">Solution to Exercise 14: Height Units . . . . . . . . . . . . . . . . . . . . . . . 91 Solution to Exercise 17: Heat Capacity . . . . . . . . . . . . . . . . . . . . . . 92 Solution to Exercise 19: Free Fall . . . . . . . . . . . . . . . . . . . . . . . . . 92 Solution to Exercise 23: Area of a Regular Polygon . . . . . . . . . . . . . 93 Solution to Exercise 25: Units of Time (Again) . . . . . . . . . . . . . . . . 93 Solution to Exercise 28: Wind Chill . . . . . . . . . . . . . . . . . . . . . . . . 94 Solution to Exercise 32: Sort 3 Integers . . . . . . . . . . . . . . . . . . . . . 94 Solution to Exercise 33: Day Old Bread . . . . . . . . . . . . . . . . . . . . . 95 10 If Statement Solutions. . . . . . . . . . . . . . . . . . . . . . . . . . . . . . . . . 97 Solution to Exercise 34: Even or Odd? . . . . . . . . . . . . . . . . . . . . . . 97 Solution to Exercise 36: Vowel or Consonant . . . . . . . . . . . . . . . . . 97 Solution to Exercise 37: Name that Shape . . . . . . . . . . . . . . . . . . . . 98 Solution to Exercise 38: Month Name to Number of Days . . . . . . . . 98 Solution to Exercise 40: Name that Triangle . . . . . . . . . . . . . . . . . . 99 Solution to Exercise 41: Note to Frequency . . . . . . . . . . . . . . . . . . . 99 Solution to Exercise 42: Frequency to Note . . . . . . . . . . . . . . . . . . . 100 Solution to Exercise 46: Season from Month and Day . . . . . . . . . . . 101 Solution to Exercise 48: Chinese Zodiac . . . . . . . . . . . . . . . . . . . . . 102 Solution to Exercise 51: Letter Grade to Grade Points. . . . . . . . . . . . 103 Solution to Exercise 53: Assessing Employees . . . . . . . . . . . . . . . . . 104 Solution to Exercise 57: Is it a Leap Year? . . . . . . . . . . . . . . . . . . . 105 Solution to Exercise 59: Is a License Plate Valid? . . . . . . . . . . . . . . 105 Solution to Exercise 60: Roulette Payouts . . . . . . . . . . . . . . . . . . . . 106 11 Loop Solutions . . . . . . . . . . . . . . . . . . . . . . . . . . . . . . . . . . . . . . 107 Solution to Exercise 64: No more Pennies. . . . . . . . . . . . . . . . . . . . 107 Solution to Exercise 65: Computer the Perimeter of a Polygon. . . . . . 108 Solution to Exercise 67: Admission Price . . . . . . . . . . . . . . . . . . . . 109 Solution to Exercise 68: Parity Bits . . . . . . . . . . . . . . . . . . . . . . . . 109 Solution to Exercise 70: Caesar Cipher . . . . . . . . . . . . . . . . . . . . . . 110 Solution to Exercise 72: Is a String a Palindrome? . . . . . . . . . . . . . . 111 Solution to Exercise 74: Multiplication Table. . . . . . . . . . . . . . . . . . 111 Solution to Exercise 75: Greatest Common Divisor . . . . . . . . . . . . . 112 Solution to Exercise 78: Decimal to Binary . . . . . . . . . . . . . . . . . . . 112 Solution to Exercise 79: Maximum Integer . . . . . . . . . . . . . . . . . . . 113 12 Function Solutions . . . . . . . . . . . . . . . . . . . . . . . . . . . . . . . . . . . 115 Solution to Exercise 84: Median of Three Values. . . . . . . . . . . . . . . 115 Solution to Exercise 86: The Twelve days of Christmas . . . . . . . . . . 116 Solution to Exercise 87: Center a String in the Terminal . . . . . . . . . . 117 Solution to Exercise 89: Capitalize it . . . . . . . . . . . . . . . . . . . . . . . 118 xiv</text:p>
      <text:p text:style-name="Standard"/>
      <text:p text:style-name="Standard">Solution to Exercise 90: Does a String Represent an Integer? . . . . . . 119 Solution to Exercise 92: Is a Number Prime?. . . . . . . . . . . . . . . . . . 119 Solution to Exercise 94: Random Password . . . . . . . . . . . . . . . . . . . 120 Solution to Exercise 96: Check a Password . . . . . . . . . . . . . . . . . . . 121 Solution to Exercise 99: Arbitrary Base Conversions . . . . . . . . . . . . 121 Solution to Exercise 101: Reduce a Fraction to Lowest Terms . . . . . . 123 Solution to Exercise 102: Reduce Measures. . . . . . . . . . . . . . . . . . . 124 Solution to Exercise 103: Magic Dates . . . . . . . . . . . . . . . . . . . . . . 126 13 List Solutions . . . . . . . . . . . . . . . . . . . . . . . . . . . . . . . . . . . . . . . 127 Solution to Exercise 104: Sorted Order . . . . . . . . . . . . . . . . . . . . . . 127 Solution to Exercise 106: Remove Outliers . . . . . . . . . . . . . . . . . . . 128 Solution to Exercise 107: Avoiding Duplicates. . . . . . . . . . . . . . . . . 129 Solution to Exercise 108: Negatives, Zeros and Positives . . . . . . . . . 129 Solution to Exercise 110: Perfect Numbers . . . . . . . . . . . . . . . . . . . 130 Solution to Exercise 113: Formatting a List . . . . . . . . . . . . . . . . . . . 131 Solution to Exercise 114: Random Lottery Numbers. . . . . . . . . . . . . 132 Solution to Exercise 118: Shuffling a Deck of Cards . . . . . . . . . . . . 132 Solution to Exercise 121: Count the Elements . . . . . . . . . . . . . . . . . 133 <text:soft-page-break/>Solution to Exercise 122: Tokenizing a String . . . . . . . . . . . . . . . . . 134 Solution to Exercise 126: Generate All Sublists of a List. . . . . . . . . . 136 Solution to Exercise 127: The Sieve of Eratosthenes. . . . . . . . . . . . . 136 14 Dictionary Solutions . . . . . . . . . . . . . . . . . . . . . . . . . . . . . . . . . . 139 Solution to Exercise 128: Reverse Lookup . . . . . . . . . . . . . . . . . . . 139 Solution to Exercise 129: Two Dice Simulation . . . . . . . . . . . . . . . . 140 Solution to Exercise 134: Unique Characters . . . . . . . . . . . . . . . . . . 141 Solution to Exercise 135: Anagrams . . . . . . . . . . . . . . . . . . . . . . . . 141 Solution to Exercise 137: Scrabble™ Score . . . . . . . . . . . . . . . . . . . 142 Solution to Exercise 138: Create a Bingo Card . . . . . . . . . . . . . . . . 143 15 File and Exception Solutions . . . . . . . . . . . . . . . . . . . . . . . . . . . . 145 Solution to Exercise 141: Display the Head of a File . . . . . . . . . . . . 145 Solution to Exercise 142: Display the Tail of a File . . . . . . . . . . . . . 146 Solution to Exercise 143: Concatenate Multiple Files . . . . . . . . . . . . 146 Solution to Exercise 148: Sum a List of Numbers . . . . . . . . . . . . . . 147 Solution to Exercise 150: Remove Comments . . . . . . . . . . . . . . . . . 148 Solution to Exercise 151: Two Word Random Password . . . . . . . . . . 149 Solution to Exercise 153: A Book with No “e” ... . . . . . . . . . . . . . . 149 Solution to Exercise 154: Names that Reached Number One . . . . . . . 151 Solution to Exercise 158: Spell Checker . . . . . . . . . . . . . . . . . . . . . 152 Solution to Exercise 160: Redacting Text in a File . . . . . . . . . . . . . . 153 Solution to Exercise 161: Missing Comments . . . . . . . . . . . . . . . . . 154 Co</text:p>
      <text:p text:style-name="Standard"/>
      <text:p text:style-name="Standard">16 Recursion Solutions . . . . . . . . . . . . . . . . . . . . . . . . . . . . . . . . . . 157 Solution to Exercise 164: Total the Values . . . . . . . . . . . . . . . . . . . 157 Solution to Exercise 167: Recursive Palindrome. . . . . . . . . . . . . . . . 157 Solution to Exercise 169: String Edit Distance . . . . . . . . . . . . . . . . . 158 Solution to Exercise 172: Element Sequences . . . . . . . . . . . . . . . . . 159 Solution to Exercise 174: Run-Length Encoding . . . . . . . . . . . . . . . 161 Index . . . . . . . . . . . . . . . . . . . . . . . . . . . . . . . . . . . . . . . . . . . . . . . . 163 </text:p>
      <text:p text:style-name="Standard"/>
      <text:p text:style-name="Standard">.===========================================================</text:p>
      <text:p text:style-name="Standard"/>
      <text:p text:style-name="Standard">LIB: Yue Zhang An Introduction to Python and Computer Programming</text:p>
      <text:p text:style-name="Standard"/>
      <text:p text:style-name="Standard">1 An Introduction to Python and Computer Programming ....... 1 1.1 Introduction . . . . . . . . . . . . . . . . . . . . . . . . . . . . . . . . . . . . 1 1.1.1 Python and Computer Programming . . . . . . . . . . . . . 2 1.2 Preliminaries . . . . . . . . . . . . . . . . . . . . . . . . . . . . . . . . . . . 2 1.2.1 The Computer . . . . . . . . . . . . . . . . . . . . . . . . . . . . 3 1.2.2 The File System . . . . . . . . . . . . . . . . . . . . . . . . . . . 3 1.2.3 Text User Interfaces to Operating Systems . . . . . . . . . 5 1.2.4 The Python Application Program . . . . . . . . . . . . . . . 8 1.2.5 Python and Environment Variables . . . . . . . . . . . . . . 9 2 Using Python as a Calculator . . . . . . . . . . . . . . . . . . . . . . . . . . . 13 2.1 Using Python as a Calculator . . . . . . . . . . . . . . . . . . . . . . . . 13 2.1.1 Floating Point Expressions . . . . . . . . . . . . . . . . . . . . 15 2.1.2 Identifiers, Variables and Assignment . . . . . . . . . . . . 18 2.2 The Underlying Mechanism . . . . . . . . . . . . . . . . . . . . . . . . . 21 2.2.1 Information . . . . . . . . . . . . . . . . . . . . . . . . . . . . . . 22 2.2.2 Python Memory Management. . . . . . . . . . . . . . . . . . 25 2.3 More Mathematical Functions Using the math and cmath Modules. . . . . . . . . . . . . . . . . . . . . . . . . . . . . . . 29 2.3.1 Complex Numbers and the cmath Module . . . . . . . . . 31 2.3.2 Random Numbers and the random Module . . . . . . . . 34 3 The First Python Program . . . . . . . . . . . . . . . . . . . . . . . . . . . . . 37 3.1 Text Input and Output Using Strings . . . . . . . . . . . . . . . . . . . 37 3.1.1 Text IO . . . . . . . . . . . . . . . . . . . . . . . . . . . . . . . . . 45 3.2 The First Python Program . . . . . . . . . . . . . . . . . . . . . . . . . . 49 3.2.1 The Structure of Python Programs . . . . . . . . . . . . . .</text:p>
      <text:p text:style-name="Standard"/>
      <text:list xml:id="list3698104707070844199" text:style-name="L1">
        <text:list-item>
          <text:list>
            <text:list-item>
              <text:p text:style-name="P1">The Underlying Mechanism of Module Execution. . . . . . . . . . 53 3.3.1 Module Objects . . . . . . . . . . . . . . . . . . . . . . . . . . . 54 3.3.2 Library Modules . . . . . . . . . . . . . . . . . . . . . . . . . . . 55 3.3.3 The Mechanism of Module Importation . . . . . . . . . . . 56 3.3.4 Duplicated <text:soft-page-break/>Imports . . . . . . . . . . . . . . . . . . . . . . . . . 58 3.3.5 Importing Specific Identifiers . . . . . . . . . . . . . . . . . . 60 4 Branching and Looping . . . . . . . . . . . . . . . . . . . . . . . . . . . . . . . 67 4.1 The Boolean Type . . . . . . . . . . . . . . . . . . . . . . . . . . . . . . . 68 4.2 Branching Using the if Statement . . . . . . . . . . . . . . . . . . . . . 72 4.2.1 Nested if Statements . . . . . . . . . . . . . . . . . . . . . . . . 78 4.3 Looping Using the While Statement . . . . . . . . . . . . . . . . . . . 81 4.3.1 Branching Nested in a Loop. . . . . . . . . . . . . . . . . . . 86 4.3.2 Break and Continue . . . . . . . . . . . . . . . . . . . . . . . . 88 4.4 Debugging . . . . . . . . . . . . . . . . . . . . . . . . . . . . . . . . . . . . . 89 5 Problem Solving Using Branches and Loops . . . . . . . . . . . . . . . . 97 5.1 Basic Problems. . . . . . . . . . . . . . . . . . . . . . . . . . . . . . . . . . 97 5.1.1 Summation. . . . . . . . . . . . . . . . . . . . . . . . . . . . . . . 97 5.1.2 Iteratively Calculating Number Sequences . . . . . . . . . 102 5.2 Numerical Analysis Problems . . . . . . . . . . . . . . . . . . . . . . . . 105 5.2.1 Numerical Differentiation. . . . . . . . . . . . . . . . . . . . . 105 5.2.2 Numerical Integration . . . . . . . . . . . . . . . . . . . . . . . 106 5.2.3 Monte-Carlo Methods . . . . . . . . . . . . . . . . . . . . . . . 109 5.2.4 Differential Equations and Iterative Root Finding . . . . 113 5.3 Tuples and the for loop . . . . . . . . . . . . . . . . . . . . . . . . . . . . 116 5.3.1 Tuples . . . . . . . . . . . . . . . . . . . . . . . . . . . . . . . . . . 116 5.3.2 The for Loop . . . . . . . . . . . . . . . . . . . . . . . . . . . . . 120 5.3.3 Problem Solving by Traversal of a Tuple. . . . . . . . . . 122 6 Functions . . . . . . . . . . . . . . . . . . . . . . . . . . . . . . . . . . . . . . . . . . 127 6.1 Function Definition Using lambda expressions . . . . . . . . . . . . 127 6.2 Function Definition Using the def Statement . . . . . . . . . . . . . 132 6.2.1 The Dynamic Execution Process of Function Calls . . . 135 6.2.2 Input Arguments. . . . . . . . . . . . . . . . . . . . . . . . . . . 136 6.2.3 Return Statements . . . . . . . . . . . . . . . . . . . . . . . . . . 137 6.2.4 Modularity . . . . . . . . . . . . . . . . . . . . . . . . . . . . . . . 140 6.3 Identifier Scopes. . . . . . . . . . . . . . . . . . . . . . . . . . . . . . . . . 144 6.4 The Underlying Mechanism of Functions. . . . . . . . . . . . . . . . 148 7 Lists and Mutability . . . . . . . . . . . . . . . . . . . . . . . . . . . . . . . . . . 157 7.1 Lists—A Mutable Sequential Type . . . . . . . . . . . . . . . . . . . . 157 7.1.1 List Mutation . . . . . . . . . . . . . . . . . . . . . . . . . . . . .</text:p>
            </text:list-item>
          </text:list>
        </text:list-item>
      </text:list>
      <text:p text:style-name="Standard"/>
      <text:list xml:id="list430964391261536277" text:style-name="L2">
        <text:list-item>
          <text:list>
            <text:list-item>
              <text:p text:style-name="P2">Working with Lists . . . . . . . . . . . . . . . . . . . . . . . . . . . . . . . 166 7.2.1 Copying Lists. . . . . . . . . . . . . . . . . . . . . . . . . . . . . 167 7.2.2 Lists as Items in Tuples and Lists . . . . . . . . . . . . . . . 169 7.2.3 Lists and Loops . . . . . . . . . . . . . . . . . . . . . . . . . . . 173 7.2.4 Lists and Function Arguments . . . . . . . . . . . . . . . . . 177 7.2.5 Lists and Function Return Values . . . . . . . . . . . . . . . 178 7.2.6 Initializing a List . . . . . . . . . . . . . . . . . . . . . . . . . . 180 7.2.7 Lists and Sequential Data Structures . . . . . . . . . . . . . 181 8 Sequences, Mappings and Sets. . . . . . . . . . . . . . . . . . . . . . . . . . . 187 8.1 Methods of Sequential Types . . . . . . . . . . . . . . . . . . . . . . . . 187 8.2 Dicts—A Mutable Mapping Type . . . . . . . . . . . . . . . . . . . . . 195 8.2.1 Dict Modification . . . . . . . . . . . . . . . . . . . . . . . . . . 199 8.2.2 Dicts and Loops . . . . . . . . . . . . . . . . . . . . . . . . . . . 201 8.2.3 Dicts and Functions . . . . . . . . . . . . . . . . . . . . . . . . 203 8.3 Sets and Bitwise Operations . . . . . . . . . . . . . . . . . . . . . . . . . 205 8.3.1 Set Modification . . . . . . . . . . . . . . . . . . . . . . . . . . . 207 8.3.2 Bitsets and Bitwise Operators. . . . . . . . . . . . . . . . . . 209 9 Problem Solving Using Lists and Functions . . . . . . . . . . . . . . . . . 217 9.1 Lists of Lists and Nested Loops . . . . . . . . . . . . . . . . . . . . . . 217 9.1.1 Treating Sublists as Atomic Units . . . . . . . . . . . . . . . 217 9.1.2 Matrices as Lists of Lists . . . . . . . . . . . . . . . . . . . . . 221 9.2 Functions and Problem Solving . . . . . . . . . . . . . . . . . . . . . . 224 9.2.1 Recursive Function Calls . . . . . . . . . . . . . . . . . . . . . 225 9.2.2 Functional Programming . . . . . . . . . . . . . . . . . . . . . 229 9.3 Files, Serialization and urllib . . . . . . . . . . . . . . . . . . . . . . . . 236 9.3.1 Files . . . . . . . . . . . . . . . . . . . . . . . . . . . . . . . . . . . 236 9.3.2 Serialization Using the pickle Module . . . . . . . . . . . . 240 9.3.3 Reading Web <text:soft-page-break/>Pages Using the urllib Module . . . . . . . 241 10 Classes. . . . . . . . . . . . . . . . . . . . . . . . . . . . . . . . . . . . . . . . . . . . 245 10.1 Classes and Instances . . . . . . . . . . . . . . . . . . . . . . . . . . . . . 246 10.1.1 Classes and Attributes . . . . . . . . . . . . . . . . . . . . . . . 246 10.1.2 Methods and Constructors . . . . . . . . . . . . . . . . . . . . 248 10.1.3 Class Attributes and the Execution of a Class Statement . . . . . . . . . . . . . . . . . . . . . . . . 252 10.1.4 Special Methods . . . . . . . . . . . . . . . . . . . . . . . . . . . 253 10.1.5 Class Examples . . . . . . . . . . . . . . . . . . . . . . . . . . . 257 10.1.6 The Underlying Mechanism of Classes and Instances . . . . . . . . . . . . . . . . . . . . . . . . . . . . . 260 10.2 Inheritance and Object Oriented Programming . . . . . . . . . . . . 263 10.2.1 Sub Classes . . . . . . . . . . . . . . . . . . . . . . . . . . . . . . 264 10.2.2 Overriding Methods . . . . . . . . . . . . . . . . . . . . . . . .</text:p>
            </text:list-item>
          </text:list>
        </text:list-item>
      </text:list>
      <text:list xml:id="list1658918617518695901" text:style-name="L3">
        <text:list-item>
          <text:list>
            <text:list-item>
              <text:list>
                <text:list-item>
                  <text:p text:style-name="P3">The Underlying Mechanism of Class Extention . . . . . 267 10.2.4 Object Oriented Programming . . . . . . . . . . . . . . . . . 269 10.3 Exception Handling. . . . . . . . . . . . . . . . . . . . . . . . . . . . . . . 269 10.3.1 Exception Handling. . . . . . . . . . . . . . . . . . . . . . . . . 271 10.3.2 Exception Objects . . . . . . . . . . . . . . . . . . . . . . . . . . 274 11 Summary . . . . . . . . . . . . . . . . . . . . . . . . . . . . . . . . . . . . . . . . . . 279 11.1 The Structure of a Python Program . . . . . . . . . . . . . . . . . . . . 279 11.1.1 Expressions . . . . . . . . . . . . . . . . . . . . . . . . . . . . . . 279 11.1.2 Statements . . . . . . . . . . . . . . . . . . . . . . . . . . . . . . . 283 11.2 The Data Model of Python. . . . . . . . . . . . . . . . . . . . . . . . . . 285 11.2.1 Identity, Type and Value . . . . . . . . . . . . . . . . . . . . . 285 11.2.2 Attributes and Methods . . . . . . . . . . . . . . . . . . . . . . 286 11.2.3 Documenting Objects . . . . . . . . . . . . . . . . . . . . . . . 287 11.3 Modules and Libraries . . . . . . . . . . . . . . . . . . . . . . . . . . . . . 289 11.3.1 Packages . . . . . . . . . . . . . . . . . . . . . . . . . . . . . . . . 290 11.3.2 Library Modules . . . . . . . . . . . . . . . . . . . . . . . . . . .</text:p>
                </text:list-item>
              </text:list>
            </text:list-item>
          </text:list>
        </text:list-item>
      </text:list>
      <text:p text:style-name="Standard"/>
      <text:p text:style-name="Standard">.=========================================</text:p>
      <text:p text:style-name="Standard"/>
      <text:p text:style-name="Standard"><text:span text:style-name="T8">LIB</text:span>: Thomas Haslwanter An Introduction to Statistics with Python With Applications in the Life Sciences</text:p>
      <text:p text:style-name="Standard"/>
      <text:p text:style-name="Standard">Part I Python and Statistics </text:p>
      <text:p text:style-name="Standard"/>
      <text:p text:style-name="Standard">1 Why Statistics?.............................................................. 3 </text:p>
      <text:p text:style-name="Standard">2 Python ....................................................................... 5 </text:p>
      <text:p text:style-name="Standard">2.1 Getting Started........................................................ 5 </text:p>
      <text:p text:style-name="Standard">2.1.1 Conventions................................................. 5 </text:p>
      <text:list xml:id="list3821645108231917778" text:style-name="L4">
        <text:list-item>
          <text:list>
            <text:list-item>
              <text:list>
                <text:list-item>
                  <text:p text:style-name="P4">Distributions and Packages................................. 6</text:p>
                </text:list-item>
                <text:list-item>
                  <text:p text:style-name="P4">2.1.3 Installation of Python....................................... 8 </text:p>
                </text:list-item>
                <text:list-item>
                  <text:p text:style-name="P4">2.1.4 Installation of R and rpy2 .................................. 10 </text:p>
                </text:list-item>
                <text:list-item>
                  <text:p text:style-name="P4">2.1.5 Personalizing IPython/Jupyter ............................. 11 </text:p>
                </text:list-item>
                <text:list-item>
                  <text:p text:style-name="P4">2.1.6 Python Resources........................................... 14 </text:p>
                </text:list-item>
                <text:list-item>
                  <text:p text:style-name="P4">2.1.7 First Python Programs...................................... 15 </text:p>
                  <text:p text:style-name="P4"/>
                  <text:p text:style-name="P4">2.2 Python Data Structures............................................... 17 </text:p>
                  <text:p text:style-name="P4">2.2.1 Python Datatypes ........................................... 17 </text:p>
                  <text:p text:style-name="P4">2.2.2 Indexing and Slicing........................................ 19 </text:p>
                  <text:p text:style-name="P4">2.2.3 Vectors and Arrays ......................................... 19 </text:p>
                  <text:p text:style-name="P4">2.3 IPython/Jupyter: An Interactive Programming Environment ...... 21 </text:p>
                  <text:p text:style-name="P4">2.3.1 First Session with the Qt Console ......................... 22 </text:p>
                  <text:p text:style-name="P4">2.3.2 Notebook and rpy2 ......................................... 24</text:p>
                  <text:p text:style-name="P4"><text:soft-page-break/>2.3.3 IPython Tips ................................................ 26 </text:p>
                  <text:p text:style-name="P4"/>
                  <text:p text:style-name="P4">2.4 Developing Python Programs........................................ 27 </text:p>
                  <text:p text:style-name="P4">2.4.1 Converting Interactive Commands into a Python Program............................................. 27 2.4.2 Functions, Modules, and Packages ........................ 30 2.4.3 Python Tips ................................................. 34 2.4.4 Code Versioning ............................................ 34 2.5 Pandas: Data Structures for Statistics ............................... 35 2.5.1 Data Handling .............................................. 35 2.5.2 Grouping .................................................... 37 2.6 Statsmodels: Tools for Statistical Modeling ........................ 39 2.7 Seaborn: Data Visualization ......................................... 4</text:p>
                </text:list-item>
              </text:list>
            </text:list-item>
          </text:list>
        </text:list-item>
      </text:list>
      <text:p text:style-name="Standard"/>
      <text:p text:style-name="Standard">xii Contents 2.8 General Routines ..................................................... 41 2.9 Exercises.............................................................. 42 3 Data Input ................................................................... 43 3.1 Input from Text Files................................................. 43 3.1.1 Visual Inspection ........................................... 43 3.1.2 Reading ASCII-Data into Python .......................... 44 3.2 Input from MS Excel ................................................. 47 3.3 Input from Other Formats............................................ 49 3.3.1 Matlab ....................................................... 49 4 Display of Statistical Data ................................................. 51 4.1 Datatypes ............................................................. 51 4.1.1 Categorical .................................................. 51 4.1.2 Numerical ................................................... 52 4.2 Plotting in Python .................................................... 52 4.2.1 Functional and Object-Oriented Approaches to Plotting ................................................... 54 4.2.2 Interactive Plots............................................. 55 4.3 Displaying Statistical Datasets....................................... 59 4.3.1 Univariate Data ............................................. 59 4.3.2 Bivariate and Multivariate Plots ........................... 69 4.4 Exercises.............................................................. 71 Part II Distributions and Hypothesis Tests 5 Background ................................................................. 75 5.1 Populations and Samples ............................................ 75 5.2 Probability Distributions ............................................. 76 5.2.1 Discrete Distributions ...................................... 77 5.2.2 Continuous Distributions................................... 77 5.2.3 Expected Value and Variance .............................. 78 5.3 Degrees of Freedom .................................................. 79 5.4 Study Design ......................................................... 79 5.4.1 Terminology ................................................ 79 5.4.2 Overview .................................................... 80 5.4.3 Types of Studies ............................................ 81 5.4.4 Design of Experiments ..................................... 82 5.4.5 Personal Advice ............................................ 86 5.4.6 Clinical Investigation Plan ................................. 87 6 Distributions of One Variable ............................................. 89 6.1 Characterizing a Distribution ........................................ 89 6.1.1 Distribution Center ......................................... 89 6.1.2 Quantifying Variability ..................................... 91 6.1.3 Parameters Describing the Form of a Distribution ........ 96 6.1.4 Important Presentations of Probability Densities ......... 9</text:p>
      <text:p text:style-name="Standard"/>
      <text:p text:style-name="Standard">s xiii 6.2 Discrete Distributions ................................................ 99 6.2.1 Bernoulli Distribution ...................................... 100 6.2.2 Binomial Distribution ...................................... 100 6.2.3 Poisson Distribution ........................................ 103 6.3 Normal Distribution .................................................. 104 6.3.1 Examples of Normal Distributions ........................ 107 6.3.2 Central Limit Theorem ..................................... 107 6.3.3 Distributions and Hypothesis Tests ........................ 108 6.4 Continuous Distributions Derived from the Normal Distribution ........................................................... 109 6.4.1 t-Distribution................................................ 110 6.4.2 Chi-Square Distribution .................................... 111 6.4.3 F-Distribution............................................... 113 6.5 Other Continuous <text:soft-page-break/>Distributions ..................................... 115 6.5.1 Lognormal Distribution .................................... 116 6.5.2 Weibull Distribution ........................................ 116 6.5.3 Exponential Distribution ................................... 118 6.5.4 Uniform Distribution ....................................... 118 6.6 Exercises.............................................................. 119 7 Hypothesis Tests ............................................................ 121 7.1 Typical Analysis Procedure .......................................... 121 7.1.1 Data Screening and Outliers ............................... 122 7.1.2 Normality Check............................................ 122 7.1.3 Transformation.............................................. 126 7.2 Hypothesis Concept, Errors, p-Value, and Sample Size ............ 126 7.2.1 An Example ................................................. 126 7.2.2 Generalization and Applications........................... 127 7.2.3 The Interpretation of the p-Value .......................... 128 7.2.4 Types of Error............................................... 129 7.2.5 Sample Size ................................................. 131 7.3 Sensitivity and Specificity ........................................... 134 7.3.1 Related Calculations........................................ 136 7.4 Receiver-Operating-Characteristic (ROC) Curve ................... 136 8 Tests of Means of Numerical Data ........................................ 139 8.1 Distribution of a Sample Mean ...................................... 139 8.1.1 One Sample t-Test for a Mean Value ...................... 139 8.1.2 Wilcoxon Signed Rank Sum Test .......................... 141 8.2 Comparison of Two Groups ......................................... 142 8.2.1 Paired t-Test................................................. 142 8.2.2 t-Test between Independent Groups ....................... 143 8.2.3 Nonparametric Comparison of Two Groups: Mann–Whitney Test ........................................ 144 8.2.4 Statistical Hypothesis Tests vs Statistical Modeling .....</text:p>
      <text:p text:style-name="Standard"/>
      <text:p text:style-name="Standard">Contents 8.3 Comparison of Multiple Groups..................................... 146 8.3.1 Analysis of Variance (ANOVA)............................ 146 8.3.2 Multiple Comparisons...................................... 150 8.3.3 Kruskal–Wallis Test ........................................ 152 8.3.4 Two-Way ANOVA .......................................... 152 8.3.5 Three-Way ANOVA ........................................ 154 8.4 Summary: Selecting the Right Test for Comparing Groups........ 155 8.4.1 Typical Tests ................................................ 155 8.4.2 Hypothetical Examples..................................... 156 8.5 Exercises.............................................................. 157 9 Tests on Categorical Data ................................................. 159 9.1 One Proportion ....................................................... 160 9.1.1 Confidence Intervals........................................ 160 9.1.2 Explanation ................................................. 160 9.1.3 Example ..................................................... 161 9.2 Frequency Tables..................................................... 162 9.2.1 One-Way Chi-Square Test.................................. 162 9.2.2 Chi-Square Contingency Test .............................. 163 9.2.3 Fisher’s Exact Test.......................................... 165 9.2.4 McNemar’s Test ............................................ 169 9.2.5 Cochran’s Q Test ........................................... 170 9.3 Exercises.............................................................. 171 10 Analysis of Survival Times ................................................ 175 10.1 Survival Distributions ................................................ 175 10.2 Survival Probabilities ................................................ 176 10.2.1 Censorship .................................................. 176 10.2.2 Kaplan–Meier Survival Curve ............................. 177 10.3 Comparing Survival Curves in Two Groups ........................ 180 Part III Statistical Modeling 11 Linear Regression Models ................................................ 183 11.1 Linear Correlation .................................................... 184 11.1.1 Correlation Coefficient ..................................... 184 11.1.2 Rank Correlation............................................ 184 11.2 General Linear Regression Model ................................... 185 11.2.1 Example 1: Simple Linear Regression..................... 187 11.2.2 Example 2: Quadratic Fit................................... 187 11.2.3 Coefficient of Determination ............................... 188 11.3 Patsy: The Formula Language ....................................... 190 11.3.1 Design Matrix............................................... 190 11.4 Linear Regression Analysis with Python............................ 193 11.4.1 Example 1: Line Fit with Confidence Intervals ........... 193 11.4.2 Example 2: Noisy Quadratic Polynomial.................. 194 11.5 Model Results of Linear Regression Models ..................</text:p>
      <text:p text:style-name="Standard"><text:soft-page-break/></text:p>
      <text:p text:style-name="Standard">s xv 11.5.1 Example: Tobacco and Alcohol in the UK ................ 198 11.5.2 Definitions for Regression with Intercept ................. 200 11.5.3 The R2 Value ................................................ 201 11.5.4 RN 2: The Adjusted R2 Value ................................. 201 11.5.5 Model Coefficients and Their Interpretation .............. 205 11.5.6 Analysis of Residuals....................................... 209 11.5.7 Outliers...................................................... 212 11.5.8 Regression Using Sklearn .................................. 212 11.5.9 Conclusion .................................................. 214 11.6 Assumptions of Linear Regression Models ......................... 214 11.7 Interpreting the Results of Linear Regression Models ............. 218 11.8 Bootstrapping......................................................... 219 11.9 Exercises.............................................................. 220 12 Multivariate Data Analysis ................................................ 221 12.1 Visualizing Multivariate Correlations ............................... 221 12.1.1 Scatterplot Matrix .......................................... 221 12.1.2 Correlation Matrix .......................................... 222 12.2 Multilinear Regression ............................................... 223 13 Tests on Discrete Data ...................................................... 227 13.1 Comparing Groups of Ranked Data ................................. 227 13.2 Logistic Regression .................................................. 228 13.2.1 Example: The Challenger Disaster ........................ 228 13.3 Generalized Linear Models .......................................... 231 13.3.1 Exponential Family of Distributions....................... 231 13.3.2 Linear Predictor and Link Function ....................... 232 13.4 Ordinal Logistic Regression ......................................... 232 13.4.1 Problem Definition ......................................... 232 13.4.2 Optimization ................................................ 234 13.4.3 Code ......................................................... 235 13.4.4 Performance................................................. 235 14 Bayesian Statistics .......................................................... 237 14.1 Bayesian vs. Frequentist Interpretation ............................. 237 14.1.1 Bayesian Example .......................................... 238 14.2 The Bayesian Approach in the Age of Computers.................. 239 14.3 Example: Analysis of the Challenger Disaster with a Markov-Chain–Monte-Carlo Simulation .................... 240 14.4 Summing Up ......................................................... 243 Solutions........................................................................... 245 Glossary ........................................................................... 267 References......................................................................... 273 Index ............................................................................... 2</text:p>
      <text:p text:style-name="Standard"/>
      <text:p text:style-name="Standard">.========================================</text:p>
      <text:p text:style-name="Standard"/>
      <text:p text:style-name="Standard">LIB: Lean Python Learn Just Enough Python to Build Useful Tools </text:p>
      <text:p text:style-name="Standard"/>
      <text:p text:style-name="Standard">■Chapter 1: Getting Started .............................................................. 1 ■Chapter 2: Python Objects ............................................................ 11 ■Chapter 3: Program Structure ...................................................... 25 ■Chapter 4: Input and Output ......................................................... 35 ■Chapter 5: Using Modules............................................................. 43 ■Chapter 6: Object Orientation ....................................................... 47 ■Chapter 7: Exception and Error Handling ..................................... 53 ■Chapter 8: Testing Your Code ........................................................ 57 ■Chapter 9: Accessing the Web ...................................................... 63 ■Chapter 10: Searching .................................................................. 67 ■Chapter 11: Databases ................................................................. 75 ■Chapter 12: What Next? ................................................................ 79 ■Appendix ....................................................................................... 83 Index ................................................................................................ 85</text:p>
      <text:p text:style-name="Standard"><text:soft-page-break/></text:p>
      <text:p text:style-name="Standard">.====================================</text:p>
      <text:p text:style-name="Standard"/>
      <text:p text:style-name="Standard">LIB: Svein Linge Hans Petter Langtangen Programming for Computations – Python A Gentle Introduction to Numerical Simulations with Python</text:p>
      <text:p text:style-name="Standard"/>
      <text:p text:style-name="Standard">1 The First Few Steps ................................ 1 1.1 What Is a Program? And What Is Programming? ........... 1 1.2 A Python Program with Variables .................... 3 1.2.1 The Program ............................. 4 1.2.2 Dissection of the Program ..................... 4 1.2.3 Why Not Just Use a Pocket Calculator? ............ 5 1.2.4 Why You Must Use a Text Editor to Write Programs .... 6 1.2.5 Installation of Python ....................... 6 1.2.6 Write and Run Your First Program ............... 6 1.3 A Python Program with a Library Function .............. 7 1.4 A Python Program with Vectorization and Plotting .......... 9 1.5 More Basic Concepts ............................ 12 1.5.1 Using Python Interactively .................... 12 1.5.2 Arithmetics, Parentheses and Rounding Errors ........ 13 1.5.3 Variables and Objects ....................... 13 1.5.4 Integer Division ........................... 14 1.5.5 Formatting Text and Numbers .................. 15 1.5.6 Arrays ................................. 17 1.5.7 Plotting ................................ 18 1.5.8 Error Messages and Warnings .................. 21 1.5.9 Input Data .............................. 23 1.5.10 Symbolic Computations ...................... 23 1.5.11 Concluding Remarks ........................ 25 1.6 Exercises ................................... 26 2 Basic Constructions ................................ 29 2.1 If Tests, Colon and Indentation ...................... 29 2.2 Functions ................................... 31 2.3 For Loops ................................... 37 2.4 While Loops ................................. 40 2.5 Lists and Tuples – Alternatives to Arrays ................ 41 2.6 Reading from and Writing to Files .................... 43 2.7 Exercises ...................................</text:p>
      <text:p text:style-name="Standard"/>
      <text:p text:style-name="Standard">3 Computing Integrals ............................... 55 3.1 Basic Ideas of Numerical Integration .................. 56 3.2 The Composite Trapezoidal Rule ..................... 57 3.2.1 The General Formula ........................ 59 3.2.2 Implementation ........................... 60 3.2.3 Making a Module .......................... 62 3.2.4 Alternative Flat Special-Purpose Implementation ...... 63 3.3 The Composite Midpoint Method .................... 65 3.3.1 The General Formula ........................ 66 3.3.2 Implementation ........................... 67 3.3.3 Comparing the Trapezoidal and the Midpoint Methods ... 67 3.4 Testing ..................................... 68 3.4.1 Problems with Brief Testing Procedures ............ 68 3.4.2 Proper Test Procedures ...................... 69 3.4.3 Finite Precision of Floating-Point Numbers .......... 71 3.4.4 Constructing Unit Tests and Writing Test Functions ..... 72 3.5 Vectorization ................................. 76 3.6 Measuring Computational Speed ..................... 77 3.7 Double and Triple Integrals ........................ 78 3.7.1 The Midpoint Rule for a Double Integral ........... 78 3.7.2 The Midpoint Rule for a Triple Integral ............ 81 3.7.3 Monte Carlo Integration for Complex-Shaped Domains . . 84 3.8 Exercises ................................... 88 4 Solving Ordinary Differential Equations .................. 95 4.1 Population Growth ............................. 96 4.1.1 Derivation of the Model ...................... 97 4.1.2 Numerical Solution ......................... 99 4.1.3 Programming the Forward Euler Scheme; the Special Case 102 4.1.4 Understanding the Forward Euler Method ........... 105 4.1.5 Programming the Forward Euler Scheme; the General Case 105 4.1.6 Making the Population Growth Model More Realistic ... 106 4.1.7 Verification: Exact Linear Solution of the Discrete Equations 109 4.2 Spreading of Diseases ........................... 110 4.2.1 Spreading of a Flu ......................... 110 4.2.2 A Forward Euler Method for the Differential Equation System ................................ 113 4.2.3 Programming the Numerical Method; the Special Case ... 114 4.2.4 Outbreak or Not ........................... 116 4.2.5 Abstract Problem and Notation ................. 116 4.2.6 Programming the Numerical Method; the General Case . . 117 4.2.7 Time-Restricted Immunity .................... 119 4.2.8 Incorporating Vaccination ..................... 120 4.2.9 Discontinuous Coefficients: A Vaccination Campaign ... 123 4.3 Oscillating One-Dimensional Systems ................. 124 4.3.1 Derivation of a Simple Model .................. 124 4.3.2 Numerical Solution ......................... 126 <text:soft-page-break/>4.3.3 Programming the Numerical Method; the Special Case ..</text:p>
      <text:p text:style-name="Standard"/>
      <text:p text:style-name="Standard">s xiii 4.3.4 A Magic Fix of the Numerical Method ............. 129 4.3.5 The 2nd-Order Runge-Kutta Method (or Heun’s Method) . 131 4.3.6 Software for Solving ODEs .................... 132 4.3.7 The 4th-Order Runge-Kutta Method .............. 138 4.3.8 More Effects: Damping, Nonlinearity, and External Forces 141 4.3.9 Illustration of Linear Damping .................. 144 4.3.10 Illustration of Linear Damping with Sinusoidal Excitation . 146 4.3.11 Spring-Mass System with Sliding Friction ........... 147 4.3.12 A finite Difference Method; Undamped, Linear Case .... 149 4.3.13 A Finite Difference Method; Linear Damping ........ 151 4.4 Exercises ................................... 153 5 Solving Partial Differential Equations .................... 161 5.1 Finite Difference Methods ......................... 163 5.1.1 Reduction of a PDE to a System of ODEs ........... 164 5.1.2 Construction of a Test Problem with Known Discrete Solution ................................ 166 5.1.3 Implementation: Forward Euler Method ............ 166 5.1.4 Application: Heat Conduction in a Rod ............ 168 5.1.5 Vectorization ............................. 172 5.1.6 Using Odespy to Solve the System of ODEs ......... 173 5.1.7 Implicit Methods .......................... 174 5.2 Exercises ................................... 177 6 Solving Nonlinear Algebraic Equations ................... 185 6.1 Brute Force Methods ............................ 186 6.1.1 Brute Force Root Finding ..................... 187 6.1.2 Brute Force Optimization ..................... 189 6.1.3 Model Problem for Algebraic Equations ............ 190 6.2 Newton’s Method .............................. 190 6.2.1 Deriving and Implementing Newton’s Method ........ 191 6.2.2 Making a More Efficient and Robust Implementation .... 193 6.3 The Secant Method ............................. 197 6.4 The Bisection Method ........................... 199 6.5 Rate of Convergence ............................ 201 6.6 Solving Multiple Nonlinear Algebraic Equations ........... 203 6.6.1 Abstract Notation .......................... 203 6.6.2 Taylor Expansions for Multi-Variable Functions ....... 204 6.6.3 Newton’s Method .......................... 205 6.6.4 Implementation ........................... 205 6.7 Exercises ................................... 206 A Getting Access to Python ............................ 209 A.1 Required Software .............................. 209 A.2 Anaconda and Spyder ............................ 211 A.2.1 Spyder on Mac ........................... 211 A.2.2 Installation of Additional Packages ............... 211 A.3 How to Write and Run a Python Program ...............</text:p>
      <text:p text:style-name="Standard"/>
      <text:p text:style-name="Standard">v Contents A.3.1 The Need for a Text Editor .................... 212 A.3.2 Text Editors ............................. 212 A.3.3 Terminal Windows ......................... 212 A.3.4 Using a Plain Text Editor and a Terminal Window ...... 213 A.3.5 Spyder ................................. 213 A.4 The SageMathCloud and Wakari Web Services ............ 214 A.4.1 Basic Intro to SageMathCloud .................. 214 A.4.2 Basic Intro to Wakari ........................ 215 A.4.3 Installing Your Own Python Packages ............. 215 A.5 Writing IPython Notebooks ........................ 215 A.5.1 A Simple Program in the Notebook ............... 216 A.5.2 Mixing Text, Mathematics, Code, and Graphics ....... 216 References ......................................... 219 Index ....</text:p>
      <text:p text:style-name="Standard"/>
      <text:p text:style-name="Standard">.==========================================</text:p>
      <text:p text:style-name="Standard"/>
      <text:p text:style-name="Standard">LIB Data Analysis and Visualization Using Python Analyze Data to Create Visualizations for BI Systems</text:p>
      <text:p text:style-name="Standard"/>
      <text:p text:style-name="Standard">Table of Contents Chapter 1: Introduction to Data Science with Python ��������������������������1 The Stages of Data Science ����������������������������������������������������������������������������������1 Why Python? ����������������������������������������������������������������������������������<text:soft-page-break/>�����������������������2 Basic Features of Python���������������������������������������������������������������������������������3 Python Learning Resources�����������������������������������������������������������������������������4 Python Environment and Editors���������������������������������������������������������������������������6 Portable Python Editors (No Installation Required)������������������������������������������6 Azure Notebooks ���������������������������������������������������������������������������������������������8 Offline and Desktop Python Editors ���������������������������������������������������������������13 The Basics of Python Programming��������������������������������������������������������������������13 Basic Syntax��������������������������������������������������������������������������������������������������14 Declaring Variables and Assigning Values �����������������������������������������������������19 Basic Operators in Python �����������������������������������������������������������������������������22 Python Comments �����������������������������������������������������������������������������������������25 Formatting Strings�����������������������������������������������������������������������������������������25 Conversion Types�������������������������������������������������������������������������������������������26 The Replacement Field, {}������������������������������������������������������������������������������27 The Date and Time Module����������������������������������������������������������������������������28</text:p>
      <text:p text:style-name="Standard"/>
      <text:p text:style-name="Standard">Time Module Methods �����������������������������������������������������������������������������������29 Python Calendar Module �������������������������������������������������������������������������������30 Fundamental Python Programming <text:soft-page-break/>Techniques��������������������������������������������������32 Selection Statements ������������������������������������������������������������������������������������32 Iteration Statements��������������������������������������������������������������������������������������35 The Use of Break, Continues, and Pass Statements��������������������������������������39 try and except������������������������������������������������������������������������������������������������41 String Processing ������������������������������������������������������������������������������������������42 Tabular Data and Data Formats���������������������������������������������������������������������54 Python Pandas Data Science Library�������������������������������������������������������������55 Python Lambdas and the Numpy Library ������������������������������������������������������60 Data Cleaning and Manipulation Techniques ������������������������������������������������������64 Abstraction of the Series and Data Frame ����������������������������������������������������������64 Running Basic Inferential Analyses���������������������������������������������������������������������69 Summary�������������������������������������������������������������������������������������������������������������74 Exercises and Answers ���������������������������������������������������������������������������������������74 Chapter 2: The Importance of Data Visualization in Business Intelligence�����������������������������������������������������������������������������������������85 Shifting from Input to Output ������������������������������������������������������������������������������86 Why Is Data Visualization Important?������������������������������������������������������������������86 Why Do Modern Businesses Need Data Visualization?���������������������������������������87 The Future of Data Visualization �������������������������������������������������������������������������88 How Data Visualization Is Used for Business Decision-Making <text:soft-page-break/>��������������������������89 Faster Responses ������������������������������������������������������������������������������������������89 Simplicity�������������������������������������������������������������������������������������������������������90 Easier Pattern Visualization���������������������������������������������������������������������������90 Team Involvement �����������������������������������������������������������������������������������������90 T</text:p>
      <text:p text:style-name="Standard"/>
      <text:p text:style-name="Standard">Unify Interpretation����������������������������������������������������������������������������������������90 Introducing Data Visualization Techniques����������������������������������������������������������92 Loading Libraries�������������������������������������������������������������������������������������������93 Popular Libraries for Data Visualization in Python�����������������������������������������94 Introducing Plots in Python��������������������������������������������������������������������������109 Summary�����������������������������������������������������������������������������������������������������������116 Exercises and Answers �������������������������������������������������������������������������������������117 Chapter 3: Data Collection Structures ����������������������������������������������125 Lists ������������������������������������������������������������������������������������������������������������������125 Creating Lists�����������������������������������������������������������������������������������������������126 Accessing Values in Lists ����������������������������������������������������������������������������126 Adding and Updating Lists���������������������������������������������������������������������������127 Deleting List Elements������������������������������������������������������������������������������<text:soft-page-break/>���128 Basic List Operations�����������������������������������������������������������������������������������129 Indexing, Slicing, and Matrices��������������������������������������������������������������������130 Built-in List Functions and Methods������������������������������������������������������������130 List Sorting and Traversing��������������������������������������������������������������������������133 Lists and Strings������������������������������������������������������������������������������������������134 Parsing Lines�����������������������������������������������������������������������������������������������135 Aliasing��������������������������������������������������������������������������������������������������������136 Dictionaries�������������������������������������������������������������������������������������������������������137 Creating Dictionaries �����������������������������������������������������������������������������������138 Updating and Accessing Values in Dictionaries�������������������������������������������139 Deleting Dictionary Elements ����������������������������������������������������������������������141 Built-in Dictionary Functions �����������������������������������������������������������������������141 Built-in Dictionary Methods�������������������������������������������������������������������������143 T</text:p>
      <text:p text:style-name="Standard"/>
      <text:p text:style-name="Standard">Tuples����������������������������������������������������������������������������������������������������������������145 Creating Tuples��������������������������������������������������������������������������������������������146 Concatenating Tuples ����������������������������������������������������������������������������������148 Accessing Values in Tuples��������������������������������������������������������������������������148 Basic Tuples Operations <text:soft-page-break/>������������������������������������������������������������������������������150 Series����������������������������������������������������������������������������������������������������������������151 Creating a Series with index������������������������������������������������������������������������151 Creating a Series from a Dictionary ������������������������������������������������������������154 Creating a Series from a Scalar Value���������������������������������������������������������155 Vectorized Operations and Label Alignment with Series�����������������������������156 Name Attribute ��������������������������������������������������������������������������������������������157 Data Frames������������������������������������������������������������������������������������������������������158 Creating Data Frames from a Dict of Series or Dicts�����������������������������������158 Creating Data Frames from a Dict of Ndarrays/Lists�����������������������������������160 Creating Data Frames from a Structured or Record Array���������������������������161 Creating Data Frames from a List of Dicts���������������������������������������������������161 Creating Data Frames from a Dict of Tuples������������������������������������������������162 Selecting, Adding, and Deleting Data Frame Columns���������������������������������163 Assigning New Columns in Method Chains �������������������������������������������������165 Indexing and Selecting Data Frames�����������������������������������������������������������166 Transposing a Data Frame���������������������������������������������������������������������������170 Data Frame Interoperability with Numpy Functions ������������������������������������171 Panels ���������������������������������������������������������������������������������������������������������������172 Creating a Panel from a 3D Ndarray������������������������������������������������������������172 Creating a Panel from a Dict of Data Frame Objects �����������������������������������173 Selecting, Adding, and Deleting Items <text:soft-page-break/>���������������������������������������������������������175 Summary�����������������������������������������������������������������������������������������������������������176 Exercises and Answers �������������������������������������������������������������������������������������177 T</text:p>
      <text:p text:style-name="Standard"/>
      <text:p text:style-name="Standard">Chapter 4: File I/O Processing and Regular Expressions �����������������183 File I/O Processing ��������������������������������������������������������������������������������������������183 Data Input and Output ���������������������������������������������������������������������������������183 Opening and Closing Files ���������������������������������������������������������������������������184 File Object Attributes �����������������������������������������������������������������������������������185 Reading and Writing to Files������������������������������������������������������������������������186 Directories in Python �����������������������������������������������������������������������������������187 Regular Expressions �����������������������������������������������������������������������������������������188 Regular Expression Patterns �����������������������������������������������������������������������188 Special Character Classes���������������������������������������������������������������������������197 Repetition Classes���������������������������������������������������������������������������������������198 Alternatives �������������������������������������������������������������������������������������������������198 Anchors �������������������������������������������������������������������������������������������������������199 Summary�����������������������������������������������������������������������������������������������������������201 Exercises and <text:soft-page-break/>Answer���������������������������������������������������������������������������������������202 Chapter 5: Data Gathering and Cleaning�������������������������������������������205 Cleaning Data����������������������������������������������������������������������������������������������������206 Checking for Missing Values������������������������������������������������������������������������207 Handling the Missing Values �����������������������������������������������������������������������209 Reading and Cleaning CSV Data �����������������������������������������������������������������������212 Merging and Integrating Data ���������������������������������������������������������������������������218 Reading Data from the JSON Format����������������������������������������������������������������223 Reading Data from the HTML Format����������������������������������������������������������������226 Reading Data from the XML Format������������������������������������������������������������������233 Summary�����������������������������������������������������������������������������������������������������������235 Exercises and Answers �������������������������������������������������������������������������������������236 T</text:p>
      <text:p text:style-name="Standard"/>
      <text:p text:style-name="Standard">Chapter 6: Data Exploring and Analysis �������������������������������������������243 Series Data Structures��������������������������������������������������������������������������������������243 Creating a Series �����������������������������������������������������������������������������������������244 Accessing Data from a Series with a Position���������������������������������������������246 Exploring and Analyzing a Series ����������������������������������������������������������������248 Operations on a Series ��������������������������������������������������������������������������������251 Data Frame Data Structures <text:soft-page-break/>�����������������������������������������������������������������������������254 Creating a Data Frame���������������������������������������������������������������������������������255 Updating and Accessing a Data Frame’s Column Selection ������������������������258 Column Addition ������������������������������������������������������������������������������������������259 Column Deletion ������������������������������������������������������������������������������������������260 Row Selection����������������������������������������������������������������������������������������������264 Row Addition �����������������������������������������������������������������������������������������������266 Row Deletion �����������������������������������������������������������������������������������������������267 Exploring and Analyzing a Data Frame��������������������������������������������������������267 Panel Data Structures����������������������������������������������������������������������������������273 Creating a Panel ������������������������������������������������������������������������������������������273 Accessing Data from a Panel with a Position����������������������������������������������274 Exploring and Analyzing a Panel������������������������������������������������������������������275 Data Analysis ����������������������������������������������������������������������������������������������������277 Statistical Analysis ��������������������������������������������������������������������������������������277 Data Grouping����������������������������������������������������������������������������������������������282 Iterating Through Groups�����������������������������������������������������������������������������283 Aggregations �����������������������������������������������������������������������������������������������284 <text:soft-page-break/>Transformations�������������������������������������������������������������������������������������������285 Filtration ������������������������������������������������������������������������������������������������������286 Summary�����������������������������������������������������������������������������������������������������������287 Exercises and Answers �������������������������������������������������������������������������������������288 T</text:p>
      <text:p text:style-name="Standard"/>
      <text:p text:style-name="Standard">Chapter 7: Data Visualization �����������������������������������������������������������293 Direct Plotting ���������������������������������������������������������������������������������������������������294 Line Plot�������������������������������������������������������������������������������������������������������295 Bar Plot��������������������������������������������������������������������������������������������������������298 Pie Chart������������������������������������������������������������������������������������������������������300 Box Plot �������������������������������������������������������������������������������������������������������301 Histogram Plot���������������������������������������������������������������������������������������������303 Scatter Plot��������������������������������������������������������������������������������������������������303 Seaborn Plotting System�����������������������������������������������������������������������������������304 Strip Plot������������������������������������������������������������������������������������������������������305 Box Plot �������������������������������������������������������������������������������������������������������309 Swarm Plot��������������������������������������������������������������������������������������������������313 Joint Plot <text:soft-page-break/>�����������������������������������������������������������������������������������������������������315 Matplotlib Plot���������������������������������������������������������������������������������������������������321 Line Plot�������������������������������������������������������������������������������������������������������321 Bar Chart �����������������������������������������������������������������������������������������������������324 Histogram Plot���������������������������������������������������������������������������������������������326 Scatter Plot��������������������������������������������������������������������������������������������������330 Stack Plot ����������������������������������������������������������������������������������������������������332 Pie Chart������������������������������������������������������������������������������������������������������334 Summary�����������������������������������������������������������������������������������������������������������335 Exercises and Answers �������������������������������������������������������������������������������������336 T</text:p>
      <text:p text:style-name="Standard"/>
      <text:p text:style-name="Standard">Chapter 8: Case Studies��������������������������������������������������������������������343 Case Study 1: Cause of Deaths in the United States (1999–2015)��������������������343 Data Gathering���������������������������������������������������������������������������������������������343 Data Analysis �����������������������������������������������������������������������������������������������344 Data Visualization ����������������������������������������������������������������������������������������349 Findings�������������������������������������������������������������������������������������������������������353 Case Study 2: Analyzing Gun Deaths in the United States (2012–2014)�����������354 Data Gathering�������������������������������������<text:soft-page-break/>��������������������������������������������������������355 Data Analysis �����������������������������������������������������������������������������������������������356 Data Visualization ����������������������������������������������������������������������������������������357 Findings�������������������������������������������������������������������������������������������������������364 Summary�����������������������������������������������������������������������������������������������������������366 Index�������������������������������������������������������������������������������������������������367 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an Perez</meta:initial-creator>
    <meta:creation-date>2021-04-23T06:06:07</meta:creation-date>
    <dc:date>2021-04-23T06:59:19</dc:date>
    <dc:creator>Juan Perez</dc:creator>
    <meta:editing-duration>PT53M13S</meta:editing-duration>
    <meta:editing-cycles>4</meta:editing-cycles>
    <meta:generator>OpenOffice/4.1.8$Unix OpenOffice.org_project/418m3$Build-9803</meta:generator>
    <meta:document-statistic meta:table-count="0" meta:image-count="0" meta:object-count="0" meta:page-count="24" meta:paragraph-count="240" meta:word-count="14550" meta:character-count="77750"/>
  </office:meta>
</office:document-meta>
</file>